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ato Light" svg:font-family="'Lato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ff8c00" draw:marker-start-width="0.35cm" draw:marker-end-width="0.35cm" draw:fill="none" draw:textarea-horizontal-align="justify" draw:textarea-vertical-align="middle" draw:auto-grow-height="false" fo:min-height="3.342cm" fo:min-width="3.092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ff8c00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8c00" draw:marker-start-width="0.35cm" draw:marker-end-width="0.35cm" draw:fill="none" draw:textarea-horizontal-align="justify" draw:textarea-vertical-align="middle" draw:auto-grow-height="false" fo:min-height="1.546cm" fo:min-width="1.276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ff8c00" draw:fill="none" draw:fill-color="#ffffff" draw:textarea-horizontal-align="left" draw:auto-grow-height="true" draw:auto-grow-width="false" fo:min-height="7.571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.9cm" fo:margin-right="0cm" fo:margin-top="0.9cm" fo:margin-bottom="0cm" fo:text-indent="0cm"/>
      <style:text-properties fo:color="#ff8c00" loext:opacity="100%" style:font-name="Lato Light" fo:font-size="96pt" style:font-size-asian="96pt" style:font-size-complex="96pt"/>
    </style:style>
    <style:style style:name="P3" style:family="paragraph">
      <loext:graphic-properties draw:fill="none" draw:fill-color="#ffffff"/>
      <style:paragraph-properties fo:margin-left="0.9cm" fo:margin-right="0cm" fo:margin-top="0.9cm" fo:margin-bottom="0cm" fo:text-indent="0cm"/>
      <style:text-properties fo:color="#ff8c00" loext:opacity="100%" style:font-name="Lato Light" fo:font-size="96pt" style:font-size-asian="96pt" style:font-size-complex="96pt"/>
    </style:style>
    <style:style style:name="T1" style:family="text">
      <style:text-properties fo:color="#ff8c00" loext:opacity="100%" style:font-name="Lato Light"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5.22cm" svg:height="5.22cm" svg:x="1cm" svg:y="1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path draw:style-name="gr2" draw:text-style-name="P1" draw:layer="layout" svg:width="4.255cm" svg:height="1.868cm" draw:transform="rotate (3.09743582351434) translate (6.23978362223953cm 3.58489702519061cm)" svg:viewBox="0 0 4256 1869" svg:d="M0 5c681 0 791-5 791-5l262 38 291 38 375 103 305 97 417 162 287 147 474 289 352 275 376 354 199 201 127 165">
              <text:p/>
            </draw:path>
            <draw:path draw:style-name="gr2" draw:text-style-name="P1" draw:layer="layout" svg:width="4.255cm" svg:height="1.868cm" draw:transform="rotate (0.0441568300754565) translate (1.9875052319095cm 3.79299224210524cm)" svg:viewBox="0 0 4256 1869" svg:d="M4256 5c-680 0-790-5-790-5l-262 38-292 38-375 103-305 97-417 162-287 147-473 289-353 275-376 354-199 201-127 165">
              <text:p/>
            </draw:path>
            <draw:path draw:style-name="gr2" draw:text-style-name="P1" draw:layer="layout" svg:width="2.509cm" svg:height="2.698cm" draw:transform="rotate (-1.6020377204056) translate (6.31799400607672cm 1.10431652615825cm)" svg:viewBox="0 0 2510 2699" svg:d="M0 2699c320 0 409-22 409-22l407-123 227-107 235-148 294-209 358-381 220-337 159-346 129-344 72-252-13-430">
              <text:p/>
            </draw:path>
            <draw:path draw:style-name="gr2" draw:text-style-name="P1" draw:layer="layout" svg:width="2.509cm" svg:height="2.698cm" draw:transform="rotate (-1.5395549331842) translate (6.18958044591489cm 3.61657494018761cm)" svg:viewBox="0 0 2510 2699" svg:d="M2510 2699c-320 0-409-22-409-22l-407-123-226-107-236-148-293-209-359-381-219-337-160-346-129-344-72-252 13-430">
              <text:p/>
            </draw:path>
            <draw:custom-shape draw:style-name="gr3" draw:text-style-name="P1" draw:layer="layout" svg:width="2.652cm" svg:height="2.68cm" svg:x="3.59cm" svg:y="2.2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frame draw:style-name="gr4" draw:text-style-name="P3" draw:layer="layout" svg:width="25.25cm" svg:height="7.821cm" svg:x="6.36cm" svg:y="1.869cm">
            <draw:text-box>
              <text:p text:style-name="P2"><text:span text:style-name="T1">R</text:span><text:span text:style-name="T1">F </text:span><text:span text:style-name="T1">D</text:span><text:span text:style-name="T1">e</text:span><text:span text:style-name="T1">si</text:span><text:span text:style-name="T1">g</text:span><text:span text:style-name="T1">n </text:span><text:span text:style-name="T1">T</text:span><text:span text:style-name="T1">o</text:span><text:span text:style-name="T1">o</text:span><text:span text:style-name="T1">ls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ato Light" svg:font-family="'Lato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gl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1.41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4-06T19:49:01.339600003</meta:creation-date>
    <dc:date>2021-04-06T20:22:24.958854071</dc:date>
    <meta:editing-duration>PT2M56S</meta:editing-duration>
    <meta:editing-cycles>2</meta:editing-cycles>
    <meta:generator>LibreOffice/7.0.0.3$Linux_X86_64 LibreOffice_project/8061b3e9204bef6b321a21033174034a5e2ea88e</meta:generator>
    <meta:document-statistic meta:object-count="9"/>
  </office:meta>
</office:document-meta>
</file>